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2"/>
        <table:table-column table:style-name="co7" table:number-columns-repeated="1017" table:default-cell-style-name="ce9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07" calcext:value-type="date">
            <text:p>07 Jan 202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ஆச்சரியம் என்னும் கிரகம்</text:p>
          </table:table-cell>
          <table:table-cell office:value-type="string" calcext:value-type="string">
            <text:p>ஷிஞ்ஜி தாஜிமா, டி. எம். ஹாஃப்மேன் (ஆங்கிலம்), வெங்கட் சாமிநாதன் (தமிழ்)</text:p>
          </table:table-cell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17" calcext:value-type="date">
            <text:p>17 Jan 20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வாசிப்பது எப்படி?</text:p>
          </table:table-cell>
          <table:table-cell office:value-type="string" calcext:value-type="string">
            <text:p>செல்வேந்திரன்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2" calcext:value-type="date">
            <text:p>22 Jan 202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அராஜகம் 1000</text:p>
          </table:table-cell>
          <table:table-cell office:value-type="string" calcext:value-type="string">
            <text:p>அராத்து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பா</text:p>
          </table:table-cell>
          <table:table-cell office:value-type="date" office:date-value="2021-01-27" calcext:value-type="date">
            <text:p>27 Jan 202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அதிகாரம் அமைதி சுதந்திர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9" calcext:value-type="date">
            <text:p>29 Jan 2021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இன்று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31" calcext:value-type="date">
            <text:p>31 Jan 202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கர்னலின் நாற்காலி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341" calcext:value-type="float">
            <text:p>34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07" calcext:value-type="date">
            <text:p>07 Feb 2021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ரப்பர்</text:p>
          </table:table-cell>
          <table:table-cell office:value-type="string" calcext:value-type="string">
            <text:p>ஜெயமோகன்</text:p>
          </table:table-cell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14" calcext:value-type="date">
            <text:p>14 Feb 202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அமிர்தம்</text:p>
          </table:table-cell>
          <table:table-cell office:value-type="string" calcext:value-type="string">
            <text:p>தி. ஜானகிராமன்</text:p>
          </table:table-cell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16" calcext:value-type="date">
            <text:p>16 Feb 202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கனவு, கேப்பச்சினோ, கொஞ்சம் சாட்டிங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2-19" calcext:value-type="date">
            <text:p>19 Feb 202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ஒற்றன்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நீலச்சக்கரம் கொண்ட மஞ்சள் பேருந்த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கலையும் போலிய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3-08" calcext:value-type="date">
            <text:p>08 Mar 2021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கருக்கு</text:p>
          </table:table-cell>
          <table:table-cell office:value-type="string" calcext:value-type="string">
            <text:p>பாமா</text:p>
          </table:table-cell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3-21" calcext:value-type="date">
            <text:p>21 Mar 2021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பிரேக் அப் குறுங்கதைகள்</text:p>
          </table:table-cell>
          <table:table-cell office:value-type="string" calcext:value-type="string">
            <text:p>அராத்து</text:p>
          </table:table-cell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3-22" calcext:value-type="date">
            <text:p>22 Mar 202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formula="of:=SUM([.E1:.E15])" office:value-type="float" office:value="2197" calcext:value-type="float">
            <text:p>2197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2:19:10.288160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3-22T12:19:57.259370649</dc:date>
    <meta:editing-duration>PT4H52M26S</meta:editing-duration>
    <meta:editing-cycles>82</meta:editing-cycles>
    <meta:document-statistic meta:table-count="1" meta:cell-count="106" meta:object-count="0"/>
  </office:meta>
</office:document-meta>
</file>